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EC20000230AD65AF9A9.svm"/>
  <manifest:file-entry manifest:media-type="" manifest:full-path="Pictures/20000007000020C40000159BE12ACD04.svm"/>
  <manifest:file-entry manifest:media-type="image/png" manifest:full-path="Pictures/100002010000003000000030453502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808080"/>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start" style:justify-single-word="false"/>
      <style:text-properties fo:color="#6666ff" fo:font-size="24pt" style:font-size-asian="24pt" style:font-size-complex="24pt"/>
    </style:style>
    <style:style style:name="P5" style:family="paragraph" style:parent-style-name="Footer">
      <style:paragraph-properties fo:text-align="end" style:justify-single-word="false"/>
    </style:style>
    <style:style style:name="P6" style:family="paragraph" style:parent-style-name="Standard">
      <style:paragraph-properties fo:margin-left="2cm" fo:margin-right="2cm" fo:text-align="justify" style:justify-single-word="false" fo:text-indent="0cm" style:auto-text-indent="false"/>
    </style:style>
    <style:style style:name="P7" style:family="paragraph" style:parent-style-name="Header">
      <style:paragraph-properties fo:text-align="center" style:justify-single-word="false"/>
      <style:text-properties fo:color="#6666ff" fo:font-size="24pt" style:font-size-asian="24pt" style:font-size-complex="24pt"/>
    </style:style>
    <style:style style:name="P8" style:family="paragraph" style:parent-style-name="Header">
      <style:paragraph-properties fo:margin-left="2cm" fo:margin-right="2cm" fo:text-align="center" style:justify-single-word="false" fo:text-indent="0cm" style:auto-text-indent="false"/>
      <style:text-properties fo:color="#6666ff" fo:font-size="24pt" style:font-size-asian="24pt" style:font-size-complex="24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paragraph-properties fo:text-align="start" style:justify-single-word="false"/>
      <style:text-properties style:font-name="Times New Roman"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list-style-name="L1"/>
    <style:style style:name="P1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asian="Consolas" style:font-name-complex="Consolas"/>
    </style:style>
    <style:style style:name="T3" style:family="text">
      <style:text-properties style:font-name="Times New Roman"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KaisaKaavio</text:p>
      <text:p text:style-name="P7">Käyttöohje</text:p>
      <text:p text:style-name="P7"/>
      <text:p text:style-name="P6">KaisaKaavio on ilmainen, avoimen lähdekoodin ohjelma biljardikilpailuiden vetämisen avuksi, käyttäen Kaisabiljardista tuttua hakukaaviota eli ympyräkaaviota. Ohjelma suorittaa hakukaavion vaatimat hakulaskelmat automaattisesti ja kilpailun vetäjän tarvitsee vain syöttää päättyneiden pelien tulokset sekä käynnistää uusia pelejä pöytien vapautuessa.</text:p>
      <text:p text:style-name="P8"/>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9">Ohjelman asennus ja käyttöönotto<text:tab/>1</text:p>
          <text:p text:style-name="P9">Uuden kilpailun luominen<text:tab/>2</text:p>
          <text:p text:style-name="P14">Kilpailun tyyppi<text:tab/>3</text:p>
          <text:p text:style-name="P14">Viikkokilpailujen rankingsarjat<text:tab/>3</text:p>
          <text:p text:style-name="P9">Kilpailuun ilmoittautuminen ja kaavion arvonta<text:tab/>3</text:p>
          <text:p text:style-name="P9">Kilpailun läpivienti<text:tab/>4</text:p>
          <text:p text:style-name="P9">Kilpailun tulosten tarkastelu ja julkaisu<text:tab/>4</text:p>
          <text:p text:style-name="P9">Kilpailuun liittyvien dokumenttien tarkastelu ja tulostaminen<text:tab/>4</text:p>
          <text:p text:style-name="P9">Rankingsarjojen ja -osakilpailujen pelaaminen<text:tab/>4</text:p>
          <text:p text:style-name="P9">Hakuvirheet ja muut virhetilanteet<text:tab/>4</text:p>
          <text:p text:style-name="P9">Uusien ominaisuuksien lisääminen ohjelmaan<text:tab/>4</text:p>
        </text:index-body>
      </text:table-of-content>
      <text:h text:style-name="Heading_20_1" text:outline-level="1"/>
      <text:h text:style-name="Heading_20_1" text:outline-level="1">Ohjelman asennus ja käyttöönotto</text:h>
      <text:p text:style-name="Text_20_body"/>
      <text:p text:style-name="P11">KaisaKaavio ohjelman voit ladata ilmaiseksi osoitteesta:</text:p>
      <text:p text:style-name="P11"><text:a xlink:type="simple" xlink:href="https://github.com/iliip0/KaisaKaavio/raw/refs/heads/main/KaisaKaavio.exe" text:style-name="Internet_20_link" text:visited-style-name="Visited_20_Internet_20_Link"><text:span text:style-name="T1">https://github.com/iliip0/KaisaKaavio/raw/refs/heads/main/KaisaKaavio.exe</text:span></text:a></text:p>
      <text:p text:style-name="P10"><text:span text:style-name="T2">Vaihtoehtoisesti voit kopioida KaisaKaavio.exe tiedoston esimerkiksi muistitikulta koneellesi mikäli se on jo asennettu toiselle koneelle tai tuttavallasi on jo ohjelma koneellaan.</text:span></text:p>
      <text:p text:style-name="P12">Ohjelma ei vaadi asentamista eikä muiden ohjelmistojen asentamista vaan toimii sellaisenaan kaikissa Windows 10 sekä Windows 11 käyttöjärjestelmissä. </text:p>
      <text:p text:style-name="P12">Kun olet ladannut tai kopioinut KaisaKaavio.exe tiedoston koneellesi, voit siirtää sen haluamaasi kansioon (esimerkiksi Windows työpöydälle). KaisaKaavio ohjelman voit ajaa mistä tahansa kansiosta. </text:p>
      <text:p text:style-name="P12"><text:soft-page-break/>Ohjelma käynnistyy tuplaklikkaamalla KaisaKaavio.exe tiedostoa. KaisaKaavio ohjelma päivittää itsensä säännöllisin väliajoin uusimpaan versioon, joten ohjelmaa ei ole tarpeen ladata uudelleen kun se on kerran asennettu koneelle. Käytössäsi on aina uusin ja toimivin versio.</text:p>
      <text:p text:style-name="P11"/>
      <text:p text:style-name="Text_20_body"/>
      <text:h text:style-name="Heading_20_1" text:outline-level="1">Uuden kilpailun luominen</text:h>
      <text:p text:style-name="Text_20_body"/>
      <text:p text:style-name="Text_20_body">Uusi kilpailu luodaan käynnistämällä KaisaKaavio.exe. Tämän jälkeen avaa 'Kilpailut'-valikko ikkunan vasemmasta yläreunasta ja paina 'Uusi kilpailu' nappia.</text:p>
      <text:p text:style-name="Text_20_body"/>
      <text:p text:style-name="Text_20_body"><draw:frame draw:style-name="fr2" draw:name="graphics1" text:anchor-type="paragraph" svg:width="8.387cm" svg:height="5.532cm" draw:z-index="4"><draw:image xlink:href="Pictures/20000007000020C40000159BE12ACD04.svm" xlink:type="simple" xlink:show="embed" xlink:actuate="onLoad"/></draw:frame></text:p>
      <text:p text:style-name="Text_20_body">Tämä avaa uuden ikkunan, jossa pääset määrittelemään kilpailun nimen, tyypin sekä muut kilpailun tärkeimmät yksityiskohdat:</text:p>
      <text:p text:style-name="Text_20_body"/>
      <text:p text:style-name="Text_20_body"><draw:frame draw:style-name="fr3" draw:name="graphics3" text:anchor-type="paragraph" svg:width="17cm" svg:height="7.562cm" draw:z-index="5"><draw:image xlink:href="Pictures/2000000700004EC20000230AD65AF9A9.svm" xlink:type="simple" xlink:show="embed" xlink:actuate="onLoad"/></draw:frame></text:p>
      <text:p text:style-name="Text_20_body"><text:soft-page-break/>Tässä ikkunassa voit määrittää kilpailun lajin (Kaisa, Pool, Pyramidi, Kara, Heyball tai Snooker), nimen sekä kilpailun tyypin. Lisäksi voit halutessasi liittää kilpailun osaksi viikkokisaranking sarjaa. Kilpailun tyypit sekä ranking sarjojen tyypit on esitelty yksityiskohtaisemmin seuraavissa alaluvuissa.</text:p>
      <text:p text:style-name="Text_20_body"><text:span text:style-name="T5"/></text:p>
      <text:h text:style-name="Heading_20_2" text:outline-level="2">Kilpailun tyyppi</text:h>
      <text:p text:style-name="Text_20_body"/>
      <text:p text:style-name="Text_20_body">Uutta kilpailua luotaessa voit valita kilpailun tyypiksi joko <text:span text:style-name="T4">Viikkokilpailu</text:span> tai <text:span text:style-name="T4">RG kilpailu. </text:span><text:span text:style-name="T5">Ohjelma asettaa valinnan perusteella kilpailulle sopivat oletusasetukset, esimerkiksi ottelun kestot ja tavoitepistemäärät. Kilpailun asetuksia voi muuttaa vielä myöhemminkin. </text:span></text:p>
      <text:list xml:id="list7514919014771420360" text:style-name="L1">
        <text:list-item>
          <text:p text:style-name="P13"><text:span text:style-name="T6">Viikkokisa</text:span><text:span text:style-name="T5"> – Viikkokisaa pelattaessa KaisaKaavio-ohjelman käyttöliittymä on yksinkertaisempi ja kaikki SbiL RG kilpailuihin ja SM kilpailuihin liittyvät käyttöliittymän elementit on piilotettu.</text:span></text:p>
          <text:p text:style-name="P13"><text:span text:style-name="T5">Viikkokilpailu on mahdollista liittää osaksi viikkokilpailu ranking sarjaa.</text:span></text:p>
          <text:p text:style-name="P13"><text:span text:style-name="T5">Viikkokilpailussa pelaaminen on mahdollista aloittaa ennen kuin ilmoittautuminen on päättynyt. Kaavion yläosa voidaan arpoa kun paikalla on riittävästi pelaajia, jonka jälkeen ilmoittautumista voidaan jatkaa (katso Kilpailuun ilmoittautuminen ja kaavion arvonta kappale).</text:span></text:p>
          <text:p text:style-name="P13"><text:span text:style-name="T5"><text:s/></text:span></text:p>
        </text:list-item>
        <text:list-item>
          <text:p text:style-name="P13"><text:span text:style-name="T6">RG kilpailu</text:span><text:span text:style-name="T5"> – RG tai SM kilpailua pelatessa käyttöliittymässä on enemmän elementtejä. Kaikki tyypilliset SbiL keskustelupalstalle tulevat ilmoitukset sekä tulokset ovat helposti kopioitavissa KaisaKaavio-ohjelmasta. </text:span></text:p>
          <text:p text:style-name="P13"><text:span text:style-name="T5">RG kilpailussa voidaan sijoittaa kaavioon 1-8 pelaajaa. Ohjelma suorittaa sijoittamisen kuten Kaisabiljardin kilpailuohjesäännössä on kuvattu.</text:span></text:p>
          <text:p text:style-name="P13"><text:span text:style-name="T5">RG kilpailua ei voi liittää viikkokisaranking sarjaan.</text:span></text:p>
        </text:list-item>
      </text:list>
      <text:p text:style-name="Text_20_body"><text:span text:style-name="T5"/></text:p>
      <text:h text:style-name="Heading_20_2" text:outline-level="2"><text:span text:style-name="T5">Viikkokilpailujen rankingsarjat</text:span></text:h>
      <text:p text:style-name="Text_20_body"><text:span text:style-name="T5"/></text:p>
      <text:p text:style-name="Text_20_body"><text:span text:style-name="T5">KaisaKaavio-ohjelma mahdollistaa rankingkilpailusarjojen järjestämisen viikkokisojen ohella. Ohjelma hoitaa rankinglistojen päivittämisen automaattisesti joten tästä ei koidu juurikaan lisävaivaa kilpailun järjestäjälle.</text:span></text:p>
      <text:p text:style-name="Text_20_body"><text:span text:style-name="T5"/></text:p>
      <text:p text:style-name="Text_20_body"><text:span text:style-name="T5"/></text:p>
      <text:p text:style-name="Text_20_body"/>
      <text:p text:style-name="Text_20_body"><text:span text:style-name="T5"/></text:p>
      <text:h text:style-name="Heading_20_1" text:outline-level="1"><text:soft-page-break/>Kilpailuun ilmoittautuminen ja kaavion arvonta</text:h>
      <text:p text:style-name="Text_20_body"/>
      <text:h text:style-name="Heading_20_1" text:outline-level="1">Kilpailun läpivienti</text:h>
      <text:p text:style-name="Text_20_body"/>
      <text:h text:style-name="Heading_20_1" text:outline-level="1">Kilpailun tulosten tarkastelu ja julkaisu</text:h>
      <text:p text:style-name="Text_20_body"/>
      <text:h text:style-name="Heading_20_1" text:outline-level="1">Kilpailuun liittyvien dokumenttien tarkastelu ja tulostaminen</text:h>
      <text:p text:style-name="Text_20_body"/>
      <text:h text:style-name="Heading_20_1" text:outline-level="1">Rankingsarjojen ja -osakilpailujen pelaaminen</text:h>
      <text:p text:style-name="Text_20_body"/>
      <text:h text:style-name="Heading_20_1" text:outline-level="1">Hakuvirheet ja muut virhetilanteet</text:h>
      <text:p text:style-name="Text_20_body"/>
      <text:h text:style-name="Heading_20_1" text:outline-level="1">Uusien ominaisuuksien lisääminen ohjelmaan</text:h>
      <text:p text:style-name="Text_20_body"/>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paragraph" svg:x="15.804cm" svg:y="-0.039cm" svg:width="1.27cm" svg:height="1.06cm" draw:z-index="3"><draw:image xlink:href="Pictures/100002010000003000000030453502B9.png" xlink:type="simple" xlink:show="embed" xlink:actuate="onLoad"/></draw:frame>KaisaKaavio – Käyttöohje</text:p>
        <text:p text:style-name="MP1">Copyright © Ilari Nieminen 202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ari Nieminen</meta:initial-creator>
    <meta:creation-date>2024-12-03T10:26:05.54</meta:creation-date>
    <meta:generator>OpenOffice/4.1.15$Win32 OpenOffice.org_project/4115m2$Build-9813</meta:generator>
    <dc:date>2024-12-15T17:52:59.81</dc:date>
    <dc:creator>Ilari Nieminen</dc:creator>
    <meta:editing-duration>PT8H30M13S</meta:editing-duration>
    <meta:editing-cycles>4</meta:editing-cycles>
    <meta:document-statistic meta:table-count="0" meta:image-count="3" meta:object-count="0" meta:page-count="4" meta:paragraph-count="47" meta:word-count="473" meta:character-count="4213"/>
  </office:meta>
</office:document-meta>
</file>